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lwrap sqlplus e20160001412/l1v1ng1nth3m0m3nt@oracle.etu.umontpellier.fr:1524/plic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3" meta:character-count="86" meta:non-whitespace-character-count="84"/>
  </office:meta>
</office:document-meta>
</file>